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office:value-type="string" calcext:value-type="string">
            <text:p>NO. OF CLIENTS</text:p>
          </table:table-cell>
          <table:table-cell office:value-type="string" calcext:value-type="string">
            <text:p>TIME TAKEN{ in nanosecs}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6:45:09.739862231</meta:creation-date>
    <dc:date>2020-02-23T07:48:19.357304126</dc:date>
    <meta:editing-duration>PT42M48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